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T4" style:parent-style-name="Основнойшрифтабзаца" style:family="text">
      <style:text-properties fo:language="en" fo:country="US"/>
    </style:style>
    <style:style style:name="T5" style:parent-style-name="Основнойшрифтабзаца" style:family="text">
      <style:text-properties fo:language="en" fo:country="US"/>
    </style:style>
    <style:style style:name="P6" style:parent-style-name="Абзацсписка" style:family="paragraph">
      <style:text-properties fo:color="#000000"/>
    </style:style>
    <style:style style:name="P7" style:parent-style-name="Абзацсписка" style:family="paragraph">
      <style:text-properties fo:color="#000000"/>
    </style:style>
    <style:style style:name="P8" style:parent-style-name="Абзацсписка" style:family="paragraph">
      <style:text-properties fo:color="#000000"/>
    </style:style>
    <style:style style:name="P9" style:parent-style-name="Абзацсписка" style:family="paragraph">
      <style:text-properties fo:color="#000000"/>
    </style:style>
    <style:style style:name="P10" style:parent-style-name="Абзацсписка" style:family="paragraph">
      <style:text-properties fo:color="#000000"/>
    </style:style>
    <style:style style:name="P11" style:parent-style-name="Абзацсписка" style:family="paragraph">
      <style:text-properties fo:color="#FF0000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fo:language="en" fo:country="US"/>
    </style:style>
    <style:style style:name="T17" style:parent-style-name="Основнойшрифтабзаца" style:family="text">
      <style:text-properties fo:language="en" fo:country="US"/>
    </style:style>
    <style:style style:name="T18" style:parent-style-name="Основнойшрифтабзаца" style:family="text">
      <style:text-properties fo:language="en" fo:country="US"/>
    </style:style>
    <style:style style:name="T19" style:parent-style-name="Основнойшрифтабзаца" style:family="text">
      <style:text-properties fo:language="en" fo:country="US"/>
    </style:style>
    <style:style style:name="T20" style:parent-style-name="Основнойшрифтабзаца" style:family="text">
      <style:text-properties fo:language="en" fo:country="US"/>
    </style:style>
    <style:style style:name="P21" style:parent-style-name="Абзацсписка" style:family="paragraph">
      <style:text-properties fo:language="en" fo:country="US"/>
    </style:style>
    <style:style style:name="P22" style:parent-style-name="Абзацсписка" style:family="paragraph">
      <style:text-properties fo:color="#FF0000"/>
    </style:style>
    <style:style style:name="T23" style:parent-style-name="Основнойшрифтабзаца" style:family="text">
      <style:text-properties fo:color="#FF0000" fo:language="en" fo:country="US"/>
    </style:style>
    <style:style style:name="T24" style:parent-style-name="Основнойшрифтабзаца" style:family="text">
      <style:text-properties fo:color="#FF0000"/>
    </style:style>
    <style:style style:name="T25" style:parent-style-name="Основнойшрифтабзаца" style:family="text">
      <style:text-properties fo:color="#000000"/>
    </style:style>
    <style:style style:name="T26" style:parent-style-name="Основнойшрифтабзаца" style:family="text">
      <style:text-properties fo:color="#000000"/>
    </style:style>
    <style:style style:name="T27" style:parent-style-name="Основнойшрифтабзаца" style:family="text">
      <style:text-properties fo:color="#000000" fo:language="en" fo:country="US"/>
    </style:style>
    <style:style style:name="T28" style:parent-style-name="Основнойшрифтабзаца" style:family="text">
      <style:text-properties fo:color="#000000"/>
    </style:style>
    <style:style style:name="T29" style:parent-style-name="Основнойшрифтабзаца" style:family="text">
      <style:text-properties fo:color="#000000"/>
    </style:style>
    <style:style style:name="T30" style:parent-style-name="Основнойшрифтабзаца" style:family="text">
      <style:text-properties fo:color="#000000" fo:language="en" fo:country="US"/>
    </style:style>
    <style:style style:name="T31" style:parent-style-name="Основнойшрифтабзаца" style:family="text">
      <style:text-properties fo:color="#000000"/>
    </style:style>
    <style:style style:name="T32" style:parent-style-name="Основнойшрифтабзаца" style:family="text">
      <style:text-properties fo:color="#000000"/>
    </style:style>
    <style:style style:name="T33" style:parent-style-name="Основнойшрифтабзаца" style:family="text">
      <style:text-properties fo:color="#000000" fo:language="en" fo:country="US"/>
    </style:style>
    <style:style style:name="T34" style:parent-style-name="Основнойшрифтабзаца" style:family="text">
      <style:text-properties fo:color="#000000"/>
    </style:style>
    <style:style style:name="P35" style:parent-style-name="Абзацсписка" style:family="paragraph">
      <style:text-properties fo:color="#000000"/>
    </style:style>
    <style:style style:name="P36" style:parent-style-name="Абзацсписка" style:family="paragraph">
      <style:text-properties fo:color="#000000"/>
    </style:style>
    <style:style style:name="P37" style:parent-style-name="Абзацсписка" style:family="paragraph">
      <style:text-properties fo:color="#000000"/>
    </style:style>
    <style:style style:name="P38" style:parent-style-name="Абзацсписка" style:family="paragraph">
      <style:text-properties fo:color="#000000"/>
    </style:style>
    <style:style style:name="P39" style:parent-style-name="Абзацсписка" style:family="paragraph">
      <style:text-properties fo:color="#000000"/>
    </style:style>
    <style:style style:name="P40" style:parent-style-name="Абзацсписка" style:family="paragraph">
      <style:text-properties fo:color="#000000"/>
    </style:style>
    <style:style style:name="T41" style:parent-style-name="Основнойшрифтабзаца" style:family="text">
      <style:text-properties fo:color="#FF0000" fo:language="en" fo:country="US"/>
    </style:style>
    <style:style style:name="T42" style:parent-style-name="Основнойшрифтабзаца" style:family="text">
      <style:text-properties fo:color="#FF0000"/>
    </style:style>
    <style:style style:name="T43" style:parent-style-name="Основнойшрифтабзаца" style:family="text">
      <style:text-properties fo:color="#FF0000" fo:language="en" fo:country="US"/>
    </style:style>
    <style:style style:name="T44" style:parent-style-name="Основнойшрифтабзаца" style:family="text">
      <style:text-properties fo:color="#FF0000"/>
    </style:style>
    <style:style style:name="T45" style:parent-style-name="Основнойшрифтабзаца" style:family="text">
      <style:text-properties fo:color="#000000"/>
    </style:style>
    <style:style style:name="T46" style:parent-style-name="Основнойшрифтабзаца" style:family="text">
      <style:text-properties fo:language="en" fo:country="US"/>
    </style:style>
    <style:style style:name="T47" style:parent-style-name="Основнойшрифтабзаца" style:family="text">
      <style:text-properties fo:language="en" fo:country="US"/>
    </style:style>
    <style:style style:name="T48" style:parent-style-name="Основнойшрифтабзаца" style:family="text">
      <style:text-properties fo:language="en" fo:country="US"/>
    </style:style>
    <style:style style:name="P49" style:parent-style-name="Абзацсписка" style:family="paragraph">
      <style:text-properties fo:color="#FF0000"/>
    </style:style>
    <style:style style:name="P50" style:parent-style-name="Абзацсписка" style:family="paragraph">
      <style:text-properties fo:color="#000000"/>
    </style:style>
    <style:style style:name="T51" style:parent-style-name="Основнойшрифтабзаца" style:family="text">
      <style:text-properties fo:color="#000000"/>
    </style:style>
  </office:automatic-styles>
  <office:body>
    <office:text text:use-soft-page-breaks="true">
      <text:p text:style-name="P1">Баранов Д П-30</text:p>
      <text:p text:style-name="Обычный">Лабораторная работа №1 МДК 01.01</text:p>
      <text:p text:style-name="Обычный">Вариант №1</text:p>
      <text:p text:style-name="Абзацсписка">1)Описание программных функций</text:p>
      <text:p text:style-name="Абзацсписка">1.Создаем функцию где будет название каталога, год создания ,количество обращений</text:p>
      <text:p text:style-name="Абзацсписка">1.2. Пример данных о каталогах для дисков<text:s/><text:span text:style-name="T2">C</text:span><text:s/>и<text:s/><text:span text:style-name="T3">D</text:span></text:p>
      <text:p text:style-name="Абзацсписка">1.3Создание словаря для <text:s/>хранения каталогов по дискам<text:s/><text:span text:style-name="T4">C</text:span><text:s/>и<text:s/><text:span text:style-name="T5">D</text:span></text:p>
      <text:p text:style-name="Абзацсписка">2.Создание запроса пользователя<text:s/></text:p>
      <text:p text:style-name="Абзацсписка">Это будет выбор диска пользователем</text:p>
      <text:p text:style-name="Абзацсписка">Console.Write(“Введите букву локального диска С или D”)</text:p>
      <text:p text:style-name="Абзацсписка"/>
      <text:p text:style-name="Абзацсписка"/>
      <text:p text:style-name="Абзацсписка">3Получение текущего года, проверяем, существует ли такой диск , фильтруем и сортируем каталоги</text:p>
      <text:p text:style-name="Абзацсписка">1 Функция будет брать текущий год int currentYear = DateTime.Now.Year;</text:p>
      <text:p text:style-name="Абзацсписка">2 Функция будет проверять существует ли такой диск с помощью if и else</text:p>
      <text:p text:style-name="Абзацсписка">3 Функция сортирует каталоги</text:p>
      <text:p text:style-name="Абзацсписка">4<text:s/>Проверяем, есть ли каталоги соответствующие критериям<text:s/></text:p>
      <text:p text:style-name="P6">Критерии поиска каталогов</text:p>
      <text:p text:style-name="P7">1 Год создания( должны быть созданы в текущем году)</text:p>
      <text:p text:style-name="P8">2 Диск ( осуществляется по указаному пользователем диском)</text:p>
      <text:p text:style-name="P9">3 Количество каталогов ( извлекается только первые 5 <text:s/>каталогов)</text:p>
      <text:p text:style-name="Абзацсписка">7.Подсчитываем среднее число обращений</text:p>
      <text:p text:style-name="Абзацсписка">2)Описание структуры информации</text:p>
      <text:p text:style-name="Абзацсписка">1)Сведения о каталоге<text:s/></text:p>
      <text:p text:style-name="P10"/>
      <text:p text:style-name="P11"/>
      <text:p text:style-name="Абзацсписка"><text:span text:style-name="T12">String</text:span><text:s/><text:span text:style-name="T13">Name</text:span>: название каталога</text:p>
      <text:p text:style-name="Абзацсписка"><text:span text:style-name="T14">Int</text:span><text:s/><text:span text:style-name="T15">CreationYear</text:span>: год создания</text:p>
      <text:p text:style-name="Абзацсписка"><text:span text:style-name="T16">Int</text:span><text:s/><text:span text:style-name="T17">AccesCount</text:span>: количество обращений к каталогу</text:p>
      <text:p text:style-name="Абзацсписка"><text:span text:style-name="T18">2)</text:span>о<text:span text:style-name="T19"><text:s/></text:span>множестве<text:span text:style-name="T20"><text:s/></text:span>каталогов</text:p>
      <text:p text:style-name="P21">Dictionary&lt;Char,List&lt;DirectoryInfo&gt;&gt;</text:p>
      <text:p text:style-name="P22"/>
      <text:p text:style-name="Абзацсписка"><text:span text:style-name="T23">DirectoryInfo</text:span><text:span text:style-name="T24"><text:s/></text:span><text:span text:style-name="T25">это структура созданная для хранения информации о катлогах Она содержит три поля</text:span></text:p>
      <text:p text:style-name="Абзацсписка"><text:span text:style-name="T26">1.<text:s/></text:span><text:span text:style-name="T27">Name</text:span><text:span text:style-name="T28"><text:s/></text:span></text:p>
      <text:p text:style-name="Абзацсписка"><text:span text:style-name="T29">2.<text:s/></text:span><text:span text:style-name="T30">CreationYear</text:span><text:span text:style-name="T31"><text:s/></text:span></text:p>
      <text:p text:style-name="Абзацсписка"><text:span text:style-name="T32">3.<text:s/></text:span><text:span text:style-name="T33">AccessCount</text:span><text:span text:style-name="T34"><text:s/></text:span></text:p>
      <text:p text:style-name="P35"/>
      <text:p text:style-name="P36">Если рассматривать внутри словаря то</text:p>
      <text:p text:style-name="P37">Char это тип ключа<text:s/></text:p>
      <text:p text:style-name="P38">List&lt;DirectoryInfo&gt; это значение доступ к которому осуществляется по ключу</text:p>
      <text:p text:style-name="P39"/>
      <text:p text:style-name="P40"/>
      <text:p text:style-name="Абзацсписка"><text:span text:style-name="T41">List</text:span><text:span text:style-name="T42">&lt;</text:span><text:span text:style-name="T43">DirectoryInfo</text:span><text:span text:style-name="T44">&gt;<text:s/></text:span><text:span text:style-name="T45"><text:s/>это список который хранит в себе обьекты типа directoryinfo</text:span></text:p>
      <text:p text:style-name="Абзацсписка">3)среднее число обращений:<text:s/><text:span text:style-name="T46">double</text:span></text:p>
      <text:p text:style-name="Абзацсписка">4)ДИСК</text:p>
      <text:p text:style-name="Абзацсписка"><text:span text:style-name="T47">Char</text:span><text:s/><text:span text:style-name="T48">disk</text:span><text:s/></text:p>
      <text:p text:style-name="P49"/>
      <text:soft-page-break/>
      <text:p text:style-name="P50">Это будет относится к запросу пользователя так как он будет выбирать диск, данная переменная относится к типу char</text:p>
      <text:p text:style-name="Абзацсписка"><text:span text:style-name="T51">В рамках предметной области служит для идентификации конкретного диска в системе. Он используется для доступа к информации о каталогах, связанным с этим диском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Студент каб 50</meta:initial-creator>
    <dc:creator>Студент каб 50</dc:creator>
    <meta:creation-date>2024-11-03T14:56:00Z</meta:creation-date>
    <dc:date>2024-11-12T06:48:00Z</dc:date>
    <meta:template xlink:href="Normal" xlink:type="simple"/>
    <meta:editing-cycles>13</meta:editing-cycles>
    <meta:editing-duration>PT240S</meta:editing-duration>
    <meta:document-statistic meta:page-count="2" meta:paragraph-count="3" meta:word-count="280" meta:character-count="1878" meta:row-count="13" meta:non-whitespace-character-count="1601"/>
  </office:meta>
</office:document-meta>
</file>